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1. application.properties</text:p>
      <text:p text:style-name="Normal"><text:span text:style-name="T2">Location</text:span>: src/main/resources/application.properties</text:p>
      <text:p text:style-name="Normal">properties</text:p>
      <text:p text:style-name="Normal"># Logging configuration</text:p>
      <text:p text:style-name="Normal">logging.level.org.springframework=info</text:p>
      <text:p text:style-name="Normal">logging.level.com.cognizant=debug</text:p>
      <text:p text:style-name="Normal">logging.level.org.hibernate.SQL=trace</text:p>
      <text:p text:style-name="Normal">logging.level.org.hibernate.type.descriptor.sql=trace</text:p>
      <text:p text:style-name="Normal"/>
      <text:p text:style-name="Normal"># Log format</text:p>
      <text:p text:style-name="Normal">logging.pattern.console=%d{dd-MM-yy} %d{HH:mm:ss.SSS} %-20.20thread %5p %-25.25logger{25} %25M %4L %m%n</text:p>
      <text:p text:style-name="Normal"/>
      <text:p text:style-name="Normal"># MySQL DB Configuration</text:p>
      <text:p text:style-name="Normal">spring.datasource.driver-class-name=com.mysql.cj.jdbc.Driver</text:p>
      <text:p text:style-name="Normal">spring.datasource.url=jdbc:mysql://localhost:3306/ormlearn</text:p>
      <text:p text:style-name="Normal">spring.datasource.username=root</text:p>
      <text:p text:style-name="Normal">spring.datasource.password=root</text:p>
      <text:p text:style-name="Normal"/>
      <text:p text:style-name="Normal"># Hibernate config</text:p>
      <text:p text:style-name="Normal">spring.jpa.hibernate.ddl-auto=validate</text:p>
      <text:p text:style-name="Normal">spring.jpa.properties.hibernate.dialect=org.hibernate.dialect.MySQL5Dialect</text:p>
      <text:p text:style-name="Normal"><draw:custom-shape svg:x="0in" svg:y="0in" svg:width="45.51042in" svg:height="0.00139in" draw:z-index="0" draw:id="id0" draw:style-name="a0" draw:name="Horizontal Line 31" text:anchor-type="as-char"><svg:title/><svg:desc/><draw:enhanced-geometry draw:type="non-primitive" svg:viewBox="0 0 21600 21600" draw:enhanced-path="M 0 0 L 21600 0 21600 21600 0 21600 Z N"/></draw:custom-shape></text:p>
      <text:p text:style-name="P3">2. Country.java</text:p>
      <text:p text:style-name="Normal"><text:span text:style-name="T4">Location</text:span>: com.cognizant.ormlearn.model.Country</text:p>
      <text:p text:style-name="Normal">java</text:p>
      <text:p text:style-name="Normal">package com.cognizant.ormlearn.model;</text:p>
      <text:p text:style-name="Normal"/>
      <text:soft-page-break/>
      <text:p text:style-name="Normal">import javax.persistence.*;</text:p>
      <text:p text:style-name="Normal"/>
      <text:p text:style-name="Normal">@Entity</text:p>
      <text:p text:style-name="Normal">@Table(name = "country")</text:p>
      <text:p text:style-name="Normal">public class Country {</text:p>
      <text:p text:style-name="Normal"/>
      <text:p text:style-name="Normal"><text:s text:c="4"/>@Id</text:p>
      <text:p text:style-name="Normal"><text:s text:c="4"/>@Column(name = "code")</text:p>
      <text:p text:style-name="Normal"><text:s text:c="4"/>private String code;</text:p>
      <text:p text:style-name="Normal"/>
      <text:p text:style-name="Normal"><text:s text:c="4"/>@Column(name = "name")</text:p>
      <text:p text:style-name="Normal"><text:s text:c="4"/>private String name;</text:p>
      <text:p text:style-name="Normal"/>
      <text:p text:style-name="Normal"><text:s text:c="4"/>// Getters and setters</text:p>
      <text:p text:style-name="Normal"><text:s text:c="4"/>public String getCode() {</text:p>
      <text:p text:style-name="Normal"><text:s text:c="8"/>return code;</text:p>
      <text:p text:style-name="Normal"><text:s text:c="4"/>}</text:p>
      <text:p text:style-name="Normal"/>
      <text:p text:style-name="Normal"><text:s text:c="4"/>public void setCode(String code) {</text:p>
      <text:p text:style-name="Normal"><text:s text:c="8"/>this.code = code;</text:p>
      <text:p text:style-name="Normal"><text:s text:c="4"/>}</text:p>
      <text:p text:style-name="Normal"/>
      <text:p text:style-name="Normal"><text:s text:c="4"/>public String getName() {</text:p>
      <text:p text:style-name="Normal"><text:s text:c="8"/>return name;</text:p>
      <text:p text:style-name="Normal"><text:s text:c="4"/>}</text:p>
      <text:p text:style-name="Normal"/>
      <text:p text:style-name="Normal"><text:s text:c="4"/>public void setName(String name) {</text:p>
      <text:p text:style-name="Normal"><text:s text:c="8"/>this.name = name;</text:p>
      <text:soft-page-break/>
      <text:p text:style-name="Normal"><text:s text:c="4"/>}</text:p>
      <text:p text:style-name="Normal"/>
      <text:p text:style-name="Normal"><text:s text:c="4"/>// toString method</text:p>
      <text:p text:style-name="Normal"><text:s text:c="4"/>@Override</text:p>
      <text:p text:style-name="Normal"><text:s text:c="4"/>public String toString() {</text:p>
      <text:p text:style-name="Normal"><text:s text:c="8"/>return "Country [code=" + code + ", name=" + name + "]";</text:p>
      <text:p text:style-name="Normal"><text:s text:c="4"/>}</text:p>
      <text:p text:style-name="Normal">}</text:p>
      <text:p text:style-name="Normal"><draw:custom-shape svg:x="0in" svg:y="0in" svg:width="45.51042in" svg:height="0.00139in" draw:z-index="0" draw:id="id1" draw:style-name="a1" draw:name="Horizontal Line 32" text:anchor-type="as-char"><svg:title/><svg:desc/><draw:enhanced-geometry draw:type="non-primitive" svg:viewBox="0 0 21600 21600" draw:enhanced-path="M 0 0 L 21600 0 21600 21600 0 21600 Z N"/></draw:custom-shape></text:p>
      <text:p text:style-name="P5">3. CountryRepository.java</text:p>
      <text:p text:style-name="Normal"><text:span text:style-name="T6">Location</text:span>: com.cognizant.ormlearn.repository.CountryRepository</text:p>
      <text:p text:style-name="Normal">java</text:p>
      <text:p text:style-name="Normal">package com.cognizant.ormlearn.repository;</text:p>
      <text:p text:style-name="Normal"/>
      <text:p text:style-name="Normal">import com.cognizant.ormlearn.model.Country;</text:p>
      <text:p text:style-name="Normal">import org.springframework.data.jpa.repository.JpaRepository;</text:p>
      <text:p text:style-name="Normal">import org.springframework.stereotype.Repository;</text:p>
      <text:p text:style-name="Normal"/>
      <text:p text:style-name="Normal">@Repository</text:p>
      <text:p text:style-name="Normal">public interface CountryRepository extends JpaRepository&lt;Country, String&gt; {</text:p>
      <text:p text:style-name="Normal"/>
      <text:p text:style-name="Normal">}</text:p>
      <text:p text:style-name="Normal"><draw:custom-shape svg:x="0in" svg:y="0in" svg:width="45.51042in" svg:height="0.00139in" draw:z-index="0" draw:id="id2" draw:style-name="a2" draw:name="Horizontal Line 33" text:anchor-type="as-char"><svg:title/><svg:desc/><draw:enhanced-geometry draw:type="non-primitive" svg:viewBox="0 0 21600 21600" draw:enhanced-path="M 0 0 L 21600 0 21600 21600 0 21600 Z N"/></draw:custom-shape></text:p>
      <text:p text:style-name="P7"><text:s/>4. CountryService.java</text:p>
      <text:p text:style-name="Normal"><text:span text:style-name="T8">Location</text:span>: com.cognizant.ormlearn.service.CountryService</text:p>
      <text:p text:style-name="Normal">java</text:p>
      <text:p text:style-name="Normal">package com.cognizant.ormlearn.service;</text:p>
      <text:p text:style-name="Normal"/>
      <text:soft-page-break/>
      <text:p text:style-name="Normal">import com.cognizant.ormlearn.model.Country;</text:p>
      <text:p text:style-name="Normal">import com.cognizant.ormlearn.repository.CountryRepository;</text:p>
      <text:p text:style-name="Normal"/>
      <text:p text:style-name="Normal">import org.springframework.beans.factory.annotation.Autowired;</text:p>
      <text:p text:style-name="Normal">import org.springframework.stereotype.Service;</text:p>
      <text:p text:style-name="Normal"/>
      <text:p text:style-name="Normal">import javax.transaction.Transactional;</text:p>
      <text:p text:style-name="Normal">import java.util.List;</text:p>
      <text:p text:style-name="Normal"/>
      <text:p text:style-name="Normal">@Service</text:p>
      <text:p text:style-name="Normal">public class CountryService {</text:p>
      <text:p text:style-name="Normal"/>
      <text:p text:style-name="Normal"><text:s text:c="4"/>@Autowired</text:p>
      <text:p text:style-name="Normal"><text:s text:c="4"/>private CountryRepository countryRepository;</text:p>
      <text:p text:style-name="Normal"/>
      <text:p text:style-name="Normal"><text:s text:c="4"/>@Transactional</text:p>
      <text:p text:style-name="Normal"><text:s text:c="4"/>public List&lt;Country&gt; getAllCountries() {</text:p>
      <text:p text:style-name="Normal"><text:s text:c="8"/>return countryRepository.findAll();</text:p>
      <text:p text:style-name="Normal"><text:s text:c="4"/>}</text:p>
      <text:p text:style-name="Normal">}</text:p>
      <text:p text:style-name="Normal"><draw:custom-shape svg:x="0in" svg:y="0in" svg:width="45.51042in" svg:height="0.00139in" draw:z-index="0" draw:id="id3" draw:style-name="a3" draw:name="Horizontal Line 34" text:anchor-type="as-char"><svg:title/><svg:desc/><draw:enhanced-geometry draw:type="non-primitive" svg:viewBox="0 0 21600 21600" draw:enhanced-path="M 0 0 L 21600 0 21600 21600 0 21600 Z N"/></draw:custom-shape></text:p>
      <text:p text:style-name="P9"><text:s/>5. OrmLearnApplication.java</text:p>
      <text:p text:style-name="Normal"><text:span text:style-name="T10">Location</text:span>: com.cognizant.ormlearn.OrmLearnApplication</text:p>
      <text:p text:style-name="Normal">java</text:p>
      <text:p text:style-name="Normal">package com.cognizant.ormlearn;</text:p>
      <text:p text:style-name="Normal"/>
      <text:p text:style-name="Normal">import com.cognizant.ormlearn.model.Country;</text:p>
      <text:p text:style-name="Normal">import com.cognizant.ormlearn.service.CountryService;</text:p>
      <text:p text:style-name="Normal"/>
      <text:p text:style-name="Normal">import org.slf4j.Logger;</text:p>
      <text:p text:style-name="Normal">import org.slf4j.LoggerFactory;</text:p>
      <text:p text:style-name="Normal"/>
      <text:p text:style-name="Normal">import org.springframework.boot.SpringApplication;</text:p>
      <text:p text:style-name="Normal">import org.springframework.boot.autoconfigure.SpringBootApplication;</text:p>
      <text:p text:style-name="Normal">import org.springframework.context.ApplicationContext;</text:p>
      <text:p text:style-name="Normal"/>
      <text:p text:style-name="Normal">import java.util.List;</text:p>
      <text:p text:style-name="Normal"/>
      <text:p text:style-name="Normal">@SpringBootApplication</text:p>
      <text:p text:style-name="Normal">public class OrmLearnApplication {</text:p>
      <text:p text:style-name="Normal"/>
      <text:p text:style-name="Normal"><text:s text:c="4"/>private static final Logger LOGGER = LoggerFactory.getLogger(OrmLearnApplication.class);</text:p>
      <text:p text:style-name="Normal"/>
      <text:p text:style-name="Normal"><text:s text:c="4"/>private static CountryService countryService;</text:p>
      <text:p text:style-name="Normal"/>
      <text:p text:style-name="Normal"><text:s text:c="4"/>public static void main(String[] args) {</text:p>
      <text:p text:style-name="Normal"><text:s text:c="8"/>ApplicationContext context = SpringApplication.run(OrmLearnApplication.class, args);</text:p>
      <text:p text:style-name="Normal"><text:s text:c="8"/>LOGGER.info("Inside main");</text:p>
      <text:p text:style-name="Normal"/>
      <text:p text:style-name="Normal"><text:s text:c="8"/>countryService = context.getBean(CountryService.class);</text:p>
      <text:p text:style-name="Normal"/>
      <text:p text:style-name="Normal"><text:s text:c="8"/>testGetAllCountries();</text:p>
      <text:p text:style-name="Normal"><text:s text:c="4"/>}</text:p>
      <text:p text:style-name="Normal"/>
      <text:p text:style-name="Normal"><text:s text:c="4"/>private static void testGetAllCountries() {</text:p>
      <text:soft-page-break/>
      <text:p text:style-name="Normal"><text:s text:c="8"/>LOGGER.info("Start");</text:p>
      <text:p text:style-name="Normal"><text:s text:c="8"/>List&lt;Country&gt; countries = countryService.getAllCountries();</text:p>
      <text:p text:style-name="Normal"><text:s text:c="8"/>LOGGER.debug("countries={}", countries);</text:p>
      <text:p text:style-name="Normal"><text:s text:c="8"/>LOGGER.info("End");</text:p>
      <text:p text:style-name="Normal"><text:s text:c="4"/>}</text:p>
      <text:p text:style-name="Normal">}</text:p>
      <text:p text:style-name="Normal"><draw:custom-shape svg:x="0in" svg:y="0in" svg:width="45.51042in" svg:height="0.00139in" draw:z-index="0" draw:id="id4" draw:style-name="a4" draw:name="Horizontal Line 35" text:anchor-type="as-char"><svg:title/><svg:desc/><draw:enhanced-geometry draw:type="non-primitive" svg:viewBox="0 0 21600 21600" draw:enhanced-path="M 0 0 L 21600 0 21600 21600 0 21600 Z N"/></draw:custom-shape></text:p>
      <text:p text:style-name="P11"><text:s/>6. MySQL Setup (Run in MySQL Workbench or client)</text:p>
      <text:p text:style-name="Normal">sql</text:p>
      <text:p text:style-name="Normal">create schema ormlearn;</text:p>
      <text:p text:style-name="Normal"/>
      <text:p text:style-name="Normal">use ormlearn;</text:p>
      <text:p text:style-name="Normal"/>
      <text:p text:style-name="Normal">create table country (</text:p>
      <text:p text:style-name="Normal"><text:s text:c="4"/>code varchar(2) primary key,</text:p>
      <text:p text:style-name="Normal"><text:s text:c="4"/>name varchar(50)</text:p>
      <text:p text:style-name="Normal">);</text:p>
      <text:p text:style-name="Normal"/>
      <text:p text:style-name="Normal">insert into country values ('IN', 'India');</text:p>
      <text:p text:style-name="Normal">insert into country values ('US', 'United States of America');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umya Tiwari</meta:initial-creator>
    <dc:creator>Saumya Tiwari</dc:creator>
    <meta:creation-date>2025-07-07T12:19:00Z</meta:creation-date>
    <dc:date>2025-07-07T12:21:00Z</dc:date>
    <meta:template xlink:href="Normal.dotm" xlink:type="simple"/>
    <meta:editing-cycles>2</meta:editing-cycles>
    <meta:editing-duration>PT120S</meta:editing-duration>
    <meta:document-statistic meta:page-count="6" meta:paragraph-count="7" meta:word-count="593" meta:character-count="3968" meta:row-count="28" meta:non-whitespace-character-count="3382"/>
  </office:meta>
</office:document-meta>
</file>